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monospace" svg:font-family="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loext:graphic-properties draw:fill="solid" draw:fill-color="#ffffff" draw:opacity="100%"/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background-color="#ffffff" fo:padding="0cm" fo:border="none"/>
    </style:style>
    <style:style style:name="P2" style:family="paragraph" style:parent-style-name="Preformatted_20_Text">
      <loext:graphic-properties draw:fill="solid" draw:fill-color="#ffffff" draw:opacity="100%"/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background-color="#ffffff" fo:padding="0cm" fo:border="none"/>
      <style:text-properties fo:font-variant="normal" fo:text-transform="none" fo:color="#000000" style:font-name="monospace" fo:font-size="10.5pt" fo:letter-spacing="normal" fo:font-style="normal" fo:font-weight="normal"/>
    </style:style>
    <style:style style:name="P3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 fo:padding="0cm" fo:border="none"/>
      <style:text-properties fo:font-variant="normal" fo:text-transform="none" fo:color="#000000" style:font-name="monospace" fo:font-size="10.5pt" fo:letter-spacing="normal" fo:font-style="normal" fo:font-weight="normal"/>
    </style:style>
    <style:style style:name="P4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 fo:padding="0cm" fo:border="none"/>
      <style:text-properties fo:font-variant="normal" fo:text-transform="none" fo:color="#000000" fo:letter-spacing="normal"/>
    </style:style>
    <style:style style:name="P5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 fo:padding="0cm" fo:border="none"/>
    </style:style>
    <style:style style:name="T1" style:family="text">
      <style:text-properties style:font-name="monospace" fo:font-size="10.5pt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KNN Classifier train accuracy: 0.951</text:p>
      <text:p text:style-name="P3">KNN Classifier test accuracy: 0.931</text:p>
      <text:p text:style-name="P3">KNN Classifier test report:</text:p>
      <text:p text:style-name="P4"><text:s text:c="14"/><text:span text:style-name="T1">precision <text:s text:c="3"/>recall <text:s/>f1-score <text:s text:c="2"/>support</text:span></text:p>
      <text:p text:style-name="P5"/>
      <text:p text:style-name="P4"><text:s text:c="11"/><text:span text:style-name="T1">0 <text:s text:c="6"/>0.97 <text:s text:c="5"/>0.99 <text:s text:c="5"/>0.98 <text:s text:c="5"/>3818</text:span></text:p>
      <text:p text:style-name="P4"><text:s text:c="11"/><text:span text:style-name="T1">1 <text:s text:c="6"/>0.90 <text:s text:c="5"/>0.95 <text:s text:c="5"/>0.92 <text:s text:c="5"/>3701</text:span></text:p>
      <text:p text:style-name="P4"><text:s text:c="11"/><text:span text:style-name="T1">2 <text:s text:c="6"/>0.93 <text:s text:c="5"/>0.83 <text:s text:c="5"/>0.88 <text:s text:c="5"/>3719</text:span></text:p>
      <text:p text:style-name="P4"><text:s text:c="11"/><text:span text:style-name="T1">3 <text:s text:c="6"/>0.93 <text:s text:c="5"/>0.96 <text:s text:c="5"/>0.94 <text:s text:c="5"/>3762</text:span></text:p>
      <text:p text:style-name="P5"/>
      <text:p text:style-name="P4"><text:s text:c="4"/><text:span text:style-name="T1">accuracy <text:s text:c="26"/>0.93 <text:s text:c="4"/>15000</text:span></text:p>
      <text:p text:style-name="P4"><text:s text:c="3"/><text:span text:style-name="T1">macro avg <text:s text:c="6"/>0.93 <text:s text:c="5"/>0.93 <text:s text:c="5"/>0.93 <text:s text:c="4"/>15000</text:span></text:p>
      <text:p text:style-name="P3">weighted avg <text:s text:c="6"/>0.93 <text:s text:c="5"/>0.93 <text:s text:c="5"/>0.93 <text:s text:c="4"/>15000</text:p>
      <text:p text:style-name="P5"/>
      <text:p text:style-name="P5"/>
      <text:p text:style-name="P3">KNN Classifier best params:</text:p>
      <text:p text:style-name="P3">{'weights': 'uniform', 'n_neighbors': 5, 'metric': 'minkowski'}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monospace" svg:font-family="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5-09T10:38:37.849149178</meta:creation-date>
    <meta:generator>LibreOffice/6.4.7.2$Linux_X86_64 LibreOffice_project/40$Build-2</meta:generator>
    <dc:date>2023-05-09T10:52:58.627583270</dc:date>
    <meta:editing-duration>PT2M27S</meta:editing-duration>
    <meta:editing-cycles>3</meta:editing-cycles>
    <meta:document-statistic meta:table-count="0" meta:image-count="0" meta:object-count="0" meta:page-count="1" meta:paragraph-count="13" meta:word-count="63" meta:character-count="612" meta:non-whitespace-character-count="337"/>
  </office:meta>
</office:document-meta>
</file>